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" style:name="돋움"/>
    <style:font-face svg:font-family="맑은 고딕" style:name="맑은 고딕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automatic-styles>
    <style:style style:name="T8" style:family="text">
      <style:text-properties fo:color="#000000" style:text-outline="false" style:text-position="0% 100%" style:font-name="휴먼명조" style:font-name-asian="휴먼명조" style:font-name-complex="휴먼명조" fo:font-family="휴먼명조" style:font-family-asian="휴먼명조" style:font-family-complex="휴먼명조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7.801cm" table:align="left" fo:margin="0cm" style:shadow="none" style:may-break-between-rows="false" table:border-model="collapsing"/>
    </style:style>
    <style:style style:name="Table1.A" style:family="table-column">
      <style:table-column-properties style:column-width="17.801cm"/>
    </style:style>
    <style:style style:name="Table1.1" style:family="table-row">
      <style:table-row-properties style:min-row-height="713.55pt" fo:keep-together="auto"/>
    </style:style>
    <style:style style:name="Table1.A1" style:family="table-cell">
      <style:table-cell-properties style:vertical-align="middle" style:shadow="none" fo:border="0.012cm solid #000000" fo:padding-top="0.200cm" fo:padding-bottom="0.200cm" fo:padding-left="0.180cm" fo:padding-right="0.180cm"/>
    </style:style>
    <style:style style:name="P32_0_MS1_b3" style:parent-style-name="Standard" style:master-page-name="Standard" style:family="paragraph">
      <style:paragraph-properties fo:line-height="139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3_0" style:parent-style-name="Standard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7.00pt" style:font-size-asian="17.00pt" style:font-size-complex="17.00pt" fo:letter-spacing="-0.85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4_0" style:parent-style-name="Standard" style:family="paragraph">
      <style:paragraph-properties fo:line-height="7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1" style:family="text">
      <style:text-properties fo:color="#0000ff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5_0" style:parent-style-name="Standard" style:family="paragraph">
      <style:paragraph-properties fo:line-height="13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2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2" style:family="table">
      <style:table-properties style:width="16.432cm" table:align="left" fo:margin="0cm" style:shadow="none" style:may-break-between-rows="false" table:border-model="collapsing"/>
    </style:style>
    <style:style style:name="Table2.A" style:family="table-column">
      <style:table-column-properties style:column-width="2.760cm"/>
    </style:style>
    <style:style style:name="Table2.B" style:family="table-column">
      <style:table-column-properties style:column-width="6.055cm"/>
    </style:style>
    <style:style style:name="Table2.C" style:family="table-column">
      <style:table-column-properties style:column-width="3.659cm"/>
    </style:style>
    <style:style style:name="Table2.D" style:family="table-column">
      <style:table-column-properties style:column-width="3.958cm"/>
    </style:style>
    <style:style style:name="Table2.1" style:family="table-row">
      <style:table-row-properties style:min-row-height="24.14pt" fo:keep-together="auto"/>
    </style:style>
    <style:style style:name="Table2.A1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2.2" style:family="table-row">
      <style:table-row-properties style:min-row-height="24.14pt" fo:keep-together="auto"/>
    </style:style>
    <style:style style:name="Table2.A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2.3" style:family="table-row">
      <style:table-row-properties style:min-row-height="24.14pt" fo:keep-together="auto"/>
    </style:style>
    <style:style style:name="Table2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P23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6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5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3" style:family="table">
      <style:table-properties style:width="16.432cm" table:align="left" fo:margin="0cm" style:shadow="none" style:may-break-between-rows="false" table:border-model="collapsing"/>
    </style:style>
    <style:style style:name="Table3.A" style:family="table-column">
      <style:table-column-properties style:column-width="1.362cm"/>
    </style:style>
    <style:style style:name="Table3.B" style:family="table-column">
      <style:table-column-properties style:column-width="9.349cm"/>
    </style:style>
    <style:style style:name="Table3.C" style:family="table-column">
      <style:table-column-properties style:column-width="1.253cm"/>
    </style:style>
    <style:style style:name="Table3.D" style:family="table-column">
      <style:table-column-properties style:column-width="1.253cm"/>
    </style:style>
    <style:style style:name="Table3.E" style:family="table-column">
      <style:table-column-properties style:column-width="1.253cm"/>
    </style:style>
    <style:style style:name="Table3.F" style:family="table-column">
      <style:table-column-properties style:column-width="1.961cm"/>
    </style:style>
    <style:style style:name="Table3.1" style:family="table-row">
      <style:table-row-properties style:min-row-height="41.28pt" fo:keep-together="auto"/>
    </style:style>
    <style:style style:name="Table3.A1" style:family="table-cell">
      <style:table-cell-properties style:vertical-align="middle" style:shadow="none" fo:background-color="#dfe6f7" fo:border-top="0.012cm solid #000000" fo:border-bottom="0.05cm double #000000" fo:border-left="none" fo:border-right="0.012cm solid #000000" style:border-line-width-bottom="0.017cm 0.008cm 0.017cm" fo:padding-top="0.050cm" fo:padding-bottom="0.050cm" fo:padding-left="0.100cm" fo:padding-right="0.100cm"/>
    </style:style>
    <style:style style:name="Table3.B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C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D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E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F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none" style:border-line-width-bottom="0.017cm 0.008cm 0.017cm" fo:padding-top="0.050cm" fo:padding-bottom="0.050cm" fo:padding-left="0.100cm" fo:padding-right="0.100cm"/>
    </style:style>
    <style:style style:name="Table3.2" style:family="table-row">
      <style:table-row-properties style:min-row-height="45.80pt" fo:keep-together="auto"/>
    </style:style>
    <style:style style:name="Table3.A2" style:family="table-cell">
      <style:table-cell-properties style:vertical-align="middle" style:shadow="none" fo:border-top="0.05cm double #000000" fo:border-bottom="0.012cm solid #000000" fo:border-left="none" fo:border-right="0.012cm solid #000000" style:border-line-width-top="0.017cm 0.008cm 0.017cm" fo:padding-top="0.050cm" fo:padding-bottom="0.050cm" fo:padding-left="0.100cm" fo:padding-right="0.100cm"/>
    </style:style>
    <style:style style:name="Table3.B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C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D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E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F2" style:family="table-cell">
      <style:table-cell-properties style:vertical-align="middle" style:shadow="none" fo:border-top="0.05cm double #000000" fo:border-bottom="0.012cm solid #000000" fo:border-left="0.012cm solid #000000" fo:border-right="none" style:border-line-width-top="0.017cm 0.008cm 0.017cm" fo:padding-top="0.050cm" fo:padding-bottom="0.050cm" fo:padding-left="0.100cm" fo:padding-right="0.100cm"/>
    </style:style>
    <style:style style:name="Table3.3" style:family="table-row">
      <style:table-row-properties style:min-row-height="45.80pt" fo:keep-together="auto"/>
    </style:style>
    <style:style style:name="Table3.B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4" style:family="table-row">
      <style:table-row-properties style:min-row-height="44.80pt" fo:keep-together="auto"/>
    </style:style>
    <style:style style:name="Table3.A4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4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5" style:family="table-row">
      <style:table-row-properties style:min-row-height="45.80pt" fo:keep-together="auto"/>
    </style:style>
    <style:style style:name="Table3.A5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5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6" style:family="table-row">
      <style:table-row-properties style:min-row-height="45.80pt" fo:keep-together="auto"/>
    </style:style>
    <style:style style:name="Table3.A6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6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7" style:family="table-row">
      <style:table-row-properties style:min-row-height="45.80pt" fo:keep-together="auto"/>
    </style:style>
    <style:style style:name="Table3.A7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7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8" style:family="table-row">
      <style:table-row-properties style:min-row-height="43.20pt" fo:keep-together="auto"/>
    </style:style>
    <style:style style:name="Table3.A8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8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P37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4" style:family="table">
      <style:table-properties style:width="16.432cm" table:align="left" fo:margin="0cm" style:shadow="none" style:may-break-between-rows="false" table:border-model="collapsing"/>
    </style:style>
    <style:style style:name="Table4.A" style:family="table-column">
      <style:table-column-properties style:column-width="5.477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5.477cm"/>
    </style:style>
    <style:style style:name="Table4.1" style:family="table-row">
      <style:table-row-properties style:min-row-height="26.60pt" fo:keep-together="auto"/>
    </style:style>
    <style:style style:name="Table4.A1" style:family="table-cell">
      <style:table-cell-properties style:vertical-align="middle" style:shadow="none" fo:background-color="#dfe6f7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C1" style:family="table-cell">
      <style:table-cell-properties style:vertical-align="middle" style:shadow="none" fo:background-color="#dfe6f7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4.2" style:family="table-row">
      <style:table-row-properties style:min-row-height="26.60pt" fo:keep-together="auto"/>
    </style:style>
    <style:style style:name="Table4.A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4.C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4.3" style:family="table-row">
      <style:table-row-properties style:min-row-height="26.59pt" fo:keep-together="auto"/>
    </style:style>
    <style:style style:name="Table4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4.C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3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3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8_0" style:parent-style-name="Standard" style:family="paragraph">
      <style:paragraph-properties fo:line-height="92%" fo:text-align="start" fo:margin-left="0.890cm" fo:margin-right="0cm" fo:text-indent="-0.890cm" fo:margin-top="0cm" fo:margin-bottom="0cm" fo:background-color="transparent" fo:border="none" style:shadow="none" style:text-autospace="none" style:vertical-align="auto" style:snap-to-layout-grid="true"/>
    </style:style>
    <style:style style:name="T13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4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9_0" style:parent-style-name="Standard" style:family="paragraph">
      <style:paragraph-properties fo:line-height="58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6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2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7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9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16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0_0" style:parent-style-name="Standard" style:family="paragraph">
      <style:paragraph-properties fo:line-height="9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1_0" style:parent-style-name="Standard" style:family="paragraph">
      <style:paragraph-properties fo:line-height="9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9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3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48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4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5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5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6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81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style="solid" style:text-underline-color="#0000ff" fo:font-weight="bold" style:font-weight-asian="bold" style:font-weight-complex="bold" style:letter-kerning="false" style:text-emphasize="none" style:text-scale="100%"/>
    </style:style>
    <style:style style:name="T3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5%"/>
    </style:style>
    <style:style style:name="P42_0" style:parent-style-name="Standard" style:family="paragraph">
      <style:paragraph-properties fo:line-height="93%" fo:text-align="justify" fo:margin-left="0.229cm" fo:margin-right="0cm" fo:text-indent="-0.229cm" fo:margin-top="0cm" fo:margin-bottom="0cm" fo:background-color="transparent" fo:border="none" style:shadow="none" style:text-autospace="none" style:vertical-align="auto" style:snap-to-layout-grid="true"/>
    </style:style>
    <style:style style:name="T29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0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90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1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36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3_0" style:parent-style-name="Standard" style:family="paragraph">
      <style:paragraph-properties fo:line-height="9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infakeframe_gr0" style:parent-style-name="Frame" style:family="graphic">
      <style:graphic-properties fo:min-width="16.432cm" fo:min-height="2.603cm" fo:margin-left="0.050cm" fo:margin-right="0.050cm" fo:margin-top="0.050cm" fo:margin-bottom="0.050cm" fo:margin="0.050cm" style:horizontal-pos="from-left" style:horizontal-rel="frame-content" style:vertical-pos="top" style:vertical-rel="paragraph" fo:border="none" fo:padding="0cm" style:wrap="none" style:run-through="foreground" draw:fill="none"/>
    </style:style>
    <style:style style:name="tableinfakeframe_gr1" style:parent-style-name="Frame" style:family="graphic">
      <style:graphic-properties fo:min-width="16.432cm" fo:min-height="12.639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2" style:parent-style-name="Frame" style:family="graphic">
      <style:graphic-properties fo:min-width="16.432cm" fo:min-height="2.815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801cm" fo:min-height="25.172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</office:automatic-styles>
  <office:body>
    <office:text>
      <text:p text:style-name="P32_0_MS1_b3"><text:span text:style-name="T8"><draw:frame draw:style-name="tableinfakeframe_gr3" svg:x="0cm" svg:y="0cm" draw:z-index="1" text:anchor-type="as-char"><draw:text-box><table:table table:style-name="Table1"><table:table-column table:style-name="Table1.A"/><table:table-row table:style-name="Table1.1"><table:table-cell table:style-name="Table1.A1" office:value-type="string"><text:p text:style-name="P34_0"><text:span text:style-name="T9">【점검표2】 도급‧용역‧위탁 등 안전‧보건 의무이행 사항</text:span></text:p><text:p text:style-name="P35_0"><text:span text:style-name="T10">〔연간 총 작업일수 </text:span><text:span text:style-name="T11">60일 이하</text:span><text:span text:style-name="T10">인 사업〕</text:span></text:p><text:p text:style-name="P23_0"><text:span text:style-name="T12"><draw:frame draw:style-name="tableinfakeframe_gr0" svg:x="0cm" svg:y="0cm" draw:z-index="10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34_0"><text:span text:style-name="T13">부서명</text:span></text:p></table:table-cell><table:table-cell table:style-name="Table2.B1" office:value-type="string"><text:p text:style-name="P34_0"><text:span text:style-name="T13">[부서명]</text:span></text:p></table:table-cell><table:table-cell table:style-name="Table2.C1" office:value-type="string"><text:p text:style-name="P34_0"><text:span text:style-name="T13">점검일자</text:span></text:p></table:table-cell><table:table-cell table:style-name="Table2.D1" office:value-type="string"><text:p text:style-name="P34_0"><text:span text:style-name="T13">[점검일자]</text:span></text:p></table:table-cell></table:table-row><table:table-row table:style-name="Table2.2"><table:table-cell table:style-name="Table2.A2" office:value-type="string"><text:p text:style-name="P34_0"><text:span text:style-name="T13">사업명</text:span></text:p><text:p text:style-name="P34_0"><text:span text:style-name="T14">(위탁명)</text:span></text:p></table:table-cell><table:table-cell table:style-name="Table2.B2" office:value-type="string"><text:p text:style-name="P34_0"><text:span text:style-name="T13">[사업명]</text:span></text:p></table:table-cell><table:table-cell table:style-name="Table2.C2" office:value-type="string"><text:p text:style-name="P39_0"><text:span text:style-name="T13">계약금액</text:span><text:span text:style-name="T38">(단위: 천원)</text:span></text:p></table:table-cell><table:table-cell table:style-name="Table2.D2" office:value-type="string"><text:p text:style-name="P34_0"><text:span text:style-name="T13">[사업비]</text:span></text:p></table:table-cell></table:table-row><table:table-row table:style-name="Table2.3"><table:table-cell table:style-name="Table2.A3" office:value-type="string"><text:p text:style-name="P34_0"><text:span text:style-name="T13">사업기간</text:span></text:p><text:p text:style-name="P34_0"><text:span text:style-name="T14">(위‧수탁기간)</text:span></text:p></table:table-cell><table:table-cell table:style-name="Table2.B3" office:value-type="string"><text:p text:style-name="P34_0"><text:span text:style-name="T13">[착공일] ~ [준공일]</text:span></text:p></table:table-cell><table:table-cell table:style-name="Table2.C3" office:value-type="string"><text:p text:style-name="P34_0"><text:span text:style-name="T13">준공검사(예정)일</text:span></text:p></table:table-cell><table:table-cell table:style-name="Table2.D3" office:value-type="string"><text:p text:style-name="P34_0"><text:span text:style-name="T13">[준공검사일]</text:span></text:p></table:table-cell></table:table-row></table:table></draw:text-box></draw:frame></text:span></text:p><text:p text:style-name="P36_0"><text:span text:style-name="T12"/></text:p><text:p text:style-name="P37_0"><text:span text:style-name="T15"><draw:frame draw:style-name="tableinfakeframe_gr1" svg:x="0cm" svg:y="0cm" draw:z-index="6" text:anchor-type="as-char"><draw:text-box><table:table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3.1"><table:table-cell table:style-name="Table3.A1" office:value-type="string"><text:p text:style-name="P34_0"><text:span text:style-name="T16">연 번</text:span></text:p></table:table-cell><table:table-cell table:style-name="Table3.B1" office:value-type="string"><text:p text:style-name="P34_0"><text:span text:style-name="T17">점 검 항 목</text:span></text:p></table:table-cell><table:table-cell table:style-name="Table3.C1" office:value-type="string"><text:p text:style-name="P34_0"><text:span text:style-name="T16">이행</text:span></text:p></table:table-cell><table:table-cell table:style-name="Table3.D1" office:value-type="string"><text:p text:style-name="P34_0"><text:span text:style-name="T18">불이행</text:span></text:p></table:table-cell><table:table-cell table:style-name="Table3.E1" office:value-type="string"><text:p text:style-name="P34_0"><text:span text:style-name="T16">해당</text:span></text:p><text:p text:style-name="P34_0"><text:span text:style-name="T16">없음</text:span></text:p></table:table-cell><table:table-cell table:style-name="Table3.F1" office:value-type="string"><text:p text:style-name="P34_0"><text:span text:style-name="T16">비고</text:span></text:p><text:p text:style-name="P34_0"><text:span text:style-name="T19">(“해당없음”</text:span></text:p><text:p text:style-name="P34_0"><text:span text:style-name="T19">사유 기재)</text:span></text:p></table:table-cell></table:table-row><table:table-row table:style-name="Table3.2"><table:table-cell table:style-name="Table3.A2" office:value-type="string" table:number-rows-spanned="2"><text:p text:style-name="P40_0"><text:span text:style-name="T13">1</text:span></text:p></table:table-cell><table:table-cell table:style-name="Table3.B2" office:value-type="string"><text:p text:style-name="P41_0"><text:span text:style-name="T20">도급‧용역‧위탁 등 안전‧보건 평가기준 및 절차 마련</text:span></text:p><text:p text:style-name="P41_0"><text:span text:style-name="T21">→ 안전‧보건수준 평가표 적용</text:span></text:p></table:table-cell><table:table-cell table:style-name="Table3.C2" office:value-type="string"><text:p text:style-name="P40_0"><text:span text:style-name="T13">[Q]</text:span></text:p></table:table-cell><table:table-cell table:style-name="Table3.D2" office:value-type="string"><text:p text:style-name="P40_0"><text:span text:style-name="T13">[R]</text:span></text:p></table:table-cell><table:table-cell table:style-name="Table3.E2" office:value-type="string"><text:p text:style-name="P41_0"><text:span text:style-name="T13"/></text:p></table:table-cell><table:table-cell table:style-name="Table3.F2" office:value-type="string"><text:p text:style-name="P40_0"><text:span text:style-name="T22">해당없음 불가</text:span></text:p><text:p text:style-name="P40_0"><text:span text:style-name="T22">(필수이행항목)</text:span></text:p></table:table-cell></table:table-row><table:table-row table:style-name="Table3.3"><table:covered-table-cell/><table:table-cell table:style-name="Table3.B3" office:value-type="string"><text:p text:style-name="P41_0"><text:span text:style-name="T21">중대시민재해〔</text:span><text:span text:style-name="T23">｢중대재해처벌법｣제2조제4호,제6호 및 시행령 </text:span><text:span text:style-name="T24">제3조 </text:span></text:p><text:p text:style-name="P41_0"><text:span text:style-name="T25">(공중이용시설) 성남시 공중이용시설 400개소</text:span><text:span text:style-name="T21">〕</text:span><text:span text:style-name="T25"><text:s/></text:span><text:span text:style-name="T20">대상 여부</text:span></text:p></table:table-cell><table:table-cell table:style-name="Table3.C3" office:value-type="string"><text:p text:style-name="P40_0"><text:span text:style-name="T13">[M1]</text:span></text:p></table:table-cell><table:table-cell table:style-name="Table3.D3" office:value-type="string"><text:p text:style-name="P36_0"><text:span text:style-name="T1"/></text:p></table:table-cell><table:table-cell table:style-name="Table3.E3" office:value-type="string"><text:p text:style-name="P40_0"><text:span text:style-name="T13">[M2]</text:span></text:p></table:table-cell><table:table-cell table:style-name="Table3.F3" office:value-type="string"><text:p text:style-name="P40_0"><text:span text:style-name="T13">-</text:span></text:p></table:table-cell></table:table-row><table:table-row table:style-name="Table3.4"><table:table-cell table:style-name="Table3.A4" office:value-type="string"><text:p text:style-name="P40_0"><text:span text:style-name="T13">2</text:span></text:p></table:table-cell><table:table-cell table:style-name="Table3.B4" office:value-type="string"><text:p text:style-name="P41_0"><text:span text:style-name="T20">도급‧용역‧위탁 등 </text:span><text:span text:style-name="T21">성남시 안전보건관리비용 적용</text:span></text:p><text:p text:style-name="P41_0"><text:span text:style-name="T26">※ 별도 규정에 의한 안전보건관리비 계상 기준이 없는 경우에 해당</text:span></text:p></table:table-cell><table:table-cell table:style-name="Table3.C4" office:value-type="string"><text:p text:style-name="P40_0"><text:span text:style-name="T13">[T]</text:span></text:p></table:table-cell><table:table-cell table:style-name="Table3.D4" office:value-type="string"><text:p text:style-name="P36_0"><text:span text:style-name="T1"/></text:p></table:table-cell><table:table-cell table:style-name="Table3.E4" office:value-type="string"><text:p text:style-name="P40_0"><text:span text:style-name="T13">[V]</text:span></text:p></table:table-cell><table:table-cell table:style-name="Table3.F4" office:value-type="string"><text:p text:style-name="P41_0"><text:span text:style-name="T13"/></text:p></table:table-cell></table:table-row><table:table-row table:style-name="Table3.5"><table:table-cell table:style-name="Table3.A5" office:value-type="string"><text:p text:style-name="P40_0"><text:span text:style-name="T13">3</text:span></text:p></table:table-cell><table:table-cell table:style-name="Table3.B5" office:value-type="string"><text:p text:style-name="P41_0"><text:span text:style-name="T10">도급‧용역‧위탁 등 위험성평가 실시</text:span></text:p><text:p text:style-name="P41_0"><text:span text:style-name="T14">※ </text:span><text:span text:style-name="T27">위험성평가 지원시스템 </text:span><text:span text:style-name="T27"><text:a office:name="" xlink:href="https://kras.kosha.or.kr/" xlink:type="simple" office:target-frame-name="_self" text:style-name="T28" text:visited-style-name="Visited_20_Internet_20_Link">https://kras.kosha.or.kr</text:a></text:span><text:span text:style-name="T27"><text:s/>활용</text:span></text:p></table:table-cell><table:table-cell table:style-name="Table3.C5" office:value-type="string"><text:p text:style-name="P40_0"><text:span text:style-name="T13">[W]</text:span></text:p></table:table-cell><table:table-cell table:style-name="Table3.D5" office:value-type="string"><text:p text:style-name="P40_0"><text:span text:style-name="T13">[X]</text:span></text:p></table:table-cell><table:table-cell table:style-name="Table3.E5" office:value-type="string"><text:p text:style-name="P40_0"><text:span text:style-name="T13"/></text:p></table:table-cell><table:table-cell table:style-name="Table3.F5" office:value-type="string"><text:p text:style-name="P40_0"><text:span text:style-name="T22">해당없음 불가</text:span></text:p><text:p text:style-name="P40_0"><text:span text:style-name="T22">(필수이행항목)</text:span></text:p></table:table-cell></table:table-row><table:table-row table:style-name="Table3.6"><table:table-cell table:style-name="Table3.A6" office:value-type="string"><text:p text:style-name="P40_0"><text:span text:style-name="T13">4</text:span></text:p></table:table-cell><table:table-cell table:style-name="Table3.B6" office:value-type="string"><text:p text:style-name="P42_0"><text:span text:style-name="T37">산업재해 예방을 위한 수급인의 안전보건관리계획서 작성 여부</text:span></text:p><text:p text:style-name="P41_0"><text:span text:style-name="T26">※ 안전관리 기술용역(승강기, 전기, 소방 점검 등) 포함</text:span></text:p></table:table-cell><table:table-cell table:style-name="Table3.C6" office:value-type="string"><text:p text:style-name="P40_0"><text:span text:style-name="T13">[Z]</text:span></text:p></table:table-cell><table:table-cell table:style-name="Table3.D6" office:value-type="string"><text:p text:style-name="P40_0"><text:span text:style-name="T13">[AA]</text:span></text:p></table:table-cell><table:table-cell table:style-name="Table3.E6" office:value-type="string"><text:p text:style-name="P33_0"><text:span text:style-name="T1"/></text:p></table:table-cell><table:table-cell table:style-name="Table3.F6" office:value-type="string"><text:p text:style-name="P40_0"><text:span text:style-name="T22">해당없음 불가</text:span></text:p><text:p text:style-name="P40_0"><text:span text:style-name="T22">(필수이행항목)</text:span></text:p></table:table-cell></table:table-row><table:table-row table:style-name="Table3.7"><table:table-cell table:style-name="Table3.A7" office:value-type="string"><text:p text:style-name="P40_0"><text:span text:style-name="T13">5</text:span></text:p></table:table-cell><table:table-cell table:style-name="Table3.B7" office:value-type="string"><text:p text:style-name="P41_0"><text:span text:style-name="T13">유해․위험요인 작업 전 작업계획서 작성 ∙ 승인 여부</text:span></text:p><text:p text:style-name="P41_0"><text:span text:style-name="T14">※ 작성: 수급자, 승인: 발주청</text:span></text:p></table:table-cell><table:table-cell table:style-name="Table3.C7" office:value-type="string"><text:p text:style-name="P40_0"><text:span text:style-name="T13">[AC]</text:span></text:p></table:table-cell><table:table-cell table:style-name="Table3.D7" office:value-type="string"><text:p text:style-name="P40_0"><text:span text:style-name="T13">[AD]</text:span></text:p></table:table-cell><table:table-cell table:style-name="Table3.E7" office:value-type="string"><text:p text:style-name="P40_0"><text:span text:style-name="T13">[AE]</text:span></text:p></table:table-cell><table:table-cell table:style-name="Table3.F7" office:value-type="string"><text:p text:style-name="P41_0"><text:span text:style-name="T13"/></text:p></table:table-cell></table:table-row><table:table-row table:style-name="Table3.8"><table:table-cell table:style-name="Table3.A8" office:value-type="string"><text:p text:style-name="P40_0"><text:span text:style-name="T29">기타</text:span></text:p></table:table-cell><table:table-cell table:style-name="Table3.B8" office:value-type="string"><text:p text:style-name="P41_0"><text:span text:style-name="T30">도급‧용역‧위탁 등 업무수행시 도급인으로서 안전‧보건 관계 법령에</text:span><text:span text:style-name="T31"><text:s/>따른 추가 이행사항 작성</text:span></text:p></table:table-cell><table:table-cell table:style-name="Table3.C8" office:value-type="string"><text:p text:style-name="P40_0"><text:span text:style-name="T13">[AF]</text:span></text:p></table:table-cell><table:table-cell table:style-name="Table3.D8" office:value-type="string"><text:p text:style-name="P40_0"><text:span text:style-name="T13">[AG]</text:span></text:p></table:table-cell><table:table-cell table:style-name="Table3.E8" office:value-type="string"><text:p text:style-name="P40_0"><text:span text:style-name="T13">[AH]</text:span></text:p></table:table-cell><table:table-cell table:style-name="Table3.F8" office:value-type="string"><text:p text:style-name="P40_0"><text:span text:style-name="T13">-</text:span></text:p></table:table-cell></table:table-row></table:table></draw:text-box></draw:frame></text:span></text:p><text:p text:style-name="P36_0"><text:span text:style-name="T15"/></text:p><text:p text:style-name="P37_0"><text:span text:style-name="T15"><draw:frame draw:style-name="tableinfakeframe_gr2" svg:x="0cm" svg:y="0cm" draw:z-index="5" text:anchor-type="as-char"><draw:text-box><table:table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 table:number-columns-spanned="2"><text:p text:style-name="P40_0"><text:span text:style-name="T10">점검자</text:span></text:p></table:table-cell><table:covered-table-cell/><table:table-cell table:style-name="Table4.C1" office:value-type="string"><text:p text:style-name="P40_0"><text:span text:style-name="T10">확인자</text:span></text:p></table:table-cell></table:table-row><table:table-row table:style-name="Table4.2"><table:table-cell table:style-name="Table4.A2" office:value-type="string"><text:p text:style-name="P40_0"><text:span text:style-name="T13">사업감독자</text:span></text:p></table:table-cell><table:table-cell table:style-name="Table4.B2" office:value-type="string"><text:p text:style-name="P40_0"><text:span text:style-name="T13">사업담당(팀장)</text:span></text:p></table:table-cell><table:table-cell table:style-name="Table4.C2" office:value-type="string"><text:p text:style-name="P40_0"><text:span text:style-name="T13">관리감독자(부서장)</text:span></text:p></table:table-cell></table:table-row><table:table-row table:style-name="Table4.3"><table:table-cell table:style-name="Table4.A3" office:value-type="string"><text:p text:style-name="P43_0"><text:span text:style-name="T13">[담당자] <text:s text:c="4"/>(서명)</text:span></text:p></table:table-cell><table:table-cell table:style-name="Table4.B3" office:value-type="string"><text:p text:style-name="P43_0"><text:span text:style-name="T13">[팀장님] <text:s text:c="6"/>(서명)</text:span></text:p></table:table-cell><table:table-cell table:style-name="Table4.C3" office:value-type="string"><text:p text:style-name="P43_0"><text:span text:style-name="T13">[과장님] <text:s text:c="5"/>(서명)</text:span></text:p></table:table-cell></table:table-row></table:table></draw:text-box></draw:frame></text:span></text:p><text:p text:style-name="P38_0"><text:span text:style-name="T32"><text:s/><text:s text:c="1"/>※ 도급‧용역‧위탁 등 사업건별 점검표 작성 후 </text:span><text:span text:style-name="T33">사본(PDF파일)으로 스캔하여 제출(매월)하고, 점검항목 증빙자료, 점검표 등 원본은 부서 자체 보관(5년)</text:span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" style:name="돋움"/>
    <style:font-face svg:font-family="맑은 고딕" style:name="맑은 고딕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0%" fo:text-align="justify" fo:margin-left="0.529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" style:display-name="개요 1" style:family="paragraph">
      <style:paragraph-properties fo:line-height="160%" fo:text-align="justify" fo:margin-left="0.353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70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706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11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1.05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117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411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822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764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3.528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117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233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469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939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8" style:display-name="개요 8" style:family="paragraph">
      <style:paragraph-properties fo:line-height="160%" fo:text-align="justify" fo:margin-left="2.822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5.644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9" style:display-name="개요 9" style:family="paragraph">
      <style:paragraph-properties fo:line-height="160%" fo:text-align="justify" fo:margin-left="3.175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6.35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0" style:display-name="개요 10" style:family="paragraph">
      <style:paragraph-properties fo:line-height="160%" fo:text-align="justify" fo:margin-left="3.52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7.05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next-style-name="Normal" style:family="text"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미주" style:display-name="미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메모" style:display-name="메모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45pt" fo:language="en" style:language-asian="ko" fo:country="US" style:country-asian="KR" style:letter-kerning="false"/>
    </style:style>
    <style:style style:name="차례 제목" style:display-name="차례 제목" style:family="paragraph">
      <style:paragraph-properties fo:line-height="160%" fo:text-align="start" fo:margin-left="0cm" fo:margin-right="0cm" fo:text-indent="0cm" fo:margin-top="0.423cm" fo:margin-bottom="0.106cm" fo:background-color="transparent" fo:border="none" style:shadow="none" style:text-autospace="none" style:vertical-align="auto" style:snap-to-layout-grid="true">
        <style:tab-stops>
          <style:tab-stop style:position="0cm" style:type="right" style:leader-style="none"/>
        </style:tab-stops>
      </style:paragraph-properties>
      <style:text-properties fo:color="#2e74b5" style:font-name="함초롬돋움" style:font-name-asian="함초롬돋움" style:font-name-complex="함초롬돋움" fo:font-family="함초롬돋움" style:font-family-asian="함초롬돋움" style:font-family-complex="함초롬돋움" fo:font-size="16.00pt" style:font-size-asian="16.00pt" style:font-size-complex="16.00pt" fo:letter-spacing="0.00pt" fo:language="en" style:language-asian="ko" fo:country="US" style:country-asian="KR" style:letter-kerning="false"/>
    </style:style>
    <style:style style:name="차례 1" style:display-name="차례 1" style:family="paragraph">
      <style:paragraph-properties fo:line-height="160%" fo:text-align="start" fo:margin-left="0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차례 2" style:display-name="차례 2" style:family="paragraph">
      <style:paragraph-properties fo:line-height="160%" fo:text-align="start" fo:margin-left="0.388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차례 3" style:display-name="차례 3" style:family="paragraph">
      <style:paragraph-properties fo:line-height="160%" fo:text-align="start" fo:margin-left="0.776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캡션" style:display-name="캡션" style:family="paragraph">
      <style:paragraph-properties fo:line-height="150%" fo:text-align="justify" fo:margin-left="0cm" fo:margin-right="0cm" fo:text-indent="0cm" fo:margin-top="0cm" fo:margin-bottom="0.282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바탕글 사본14" style:display-name="바탕글 사본14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68" style:display-name="xl68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맑은 고딕" style:font-name-asian="맑은 고딕" style:font-name-complex="한컴바탕" fo:font-family="맑은 고딕" style:font-family-asian="맑은 고딕" style:font-family-complex="한컴바탕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xl71" style:display-name="xl71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66" style:display-name="xl66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fo:color="#0000ff"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72" style:display-name="xl72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/>
    <text:notes-configuration text:note-class="endnote" text:start-value="0" style:num-prefix="" style:num-suffix=")" style:num-format="1"/>
  </office:styles>
  <office:automatic-styles>
    <style:page-layout style:name="Mpm1">
      <style:page-layout-properties fo:page-width="21.000cm" fo:page-height="29.699cm" style:print-orientation="portrait" fo:margin-left="1.500cm" fo:margin-right="1.500cm" fo:margin-top="2.000cm" fo:margin-bottom="2.000cm" fo:border="none" style:shadow="none" style:writing-mode="lr-tb">
        <style:columns fo:column-count="1">
          <style:column style:rel-width="10188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【점검표1】 도급</dc:title>
    <dc:description/>
    <dc:subject/>
    <meta:keyword/>
    <dc:creator>Owner</dc:creator>
    <meta:creation-date>2023-08-02T05:50:20.005</meta:creation-date>
    <meta:print-date>1601-01-01T00:00:00.000000000</meta:print-date>
    <meta:generator>hwp/hangul/11, 0, 0, 8808/Windows_10</meta:generator>
  </office:meta>
</office:document-meta>
</file>